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67cm"/>
    </style:style>
    <style:style style:name="co3" style:family="table-column">
      <style:table-column-properties fo:break-before="auto" style:column-width="3.889cm"/>
    </style:style>
    <style:style style:name="co4" style:family="table-column">
      <style:table-column-properties fo:break-before="auto" style:column-width="6.359cm"/>
    </style:style>
    <style:style style:name="co5" style:family="table-column">
      <style:table-column-properties fo:break-before="auto" style:column-width="6.525cm"/>
    </style:style>
    <style:style style:name="co6" style:family="table-column">
      <style:table-column-properties fo:break-before="auto" style:column-width="4.2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office:value-type="string">
            <text:p>Start</text:p>
          </table:table-cell>
          <table:table-cell office:value-type="string">
            <text:p>Accept</text:p>
          </table:table-cell>
          <table:table-cell office:value-type="string">
            <text:p>State</text:p>
          </table:table-cell>
          <table:table-cell office:value-type="string">
            <text:p>Event</text:p>
          </table:table-cell>
          <table:table-cell office:value-type="string">
            <text:p>Next</text:p>
          </table:table-cell>
          <table:table-cell office:value-type="string">
            <text:p>Entry</text:p>
          </table:table-cell>
          <table:table-cell office:value-type="string">
            <text:p>Exit</text:p>
          </table:table-cell>
          <table:table-cell office:value-type="string">
            <text:p>Regexp</text:p>
          </table:table-cell>
          <table:table-cell office:value-type="string">
            <text:p>Interpretation</text:p>
          </table:table-cell>
        </table:table-row>
        <table:table-row table:style-name="ro1">
          <table:table-cell office:value-type="string">
            <text:p>Yes</text:p>
          </table:table-cell>
          <table:table-cell/>
          <table:table-cell office:value-type="string">
            <text:p>global</text:p>
          </table:table-cell>
          <table:table-cell table:formula="of:=[.H3]" office:value-type="string" office:string-value="[a-z][a-z0-9_]*">
            <text:p>[a-z][a-z0-9_]*</text:p>
          </table:table-cell>
          <table:table-cell office:value-type="string">
            <text:p>class</text:p>
          </table:table-cell>
          <table:table-cell/>
          <table:table-cell office:value-type="string">
            <text:p>save_class_name</text:p>
          </table:table-cell>
          <table:table-cell office:value-type="string">
            <text:p>[a-z][a-z0-9_]*</text:p>
          </table:table-cell>
          <table:table-cell office:value-type="string">
            <text:p>Attribute name</text:p>
          </table:table-cell>
        </table:table-row>
        <table:table-row table:style-name="ro1">
          <table:table-cell table:number-columns-repeated="3"/>
          <table:table-cell office:value-type="string">
            <text:p>{</text:p>
          </table:table-cell>
          <table:table-cell office:value-type="string">
            <text:p>start_class_attribute</text:p>
          </table:table-cell>
          <table:table-cell table:number-columns-repeated="2"/>
          <table:table-cell office:value-type="string">
            <text:p>[a-z][a-z0-9_]*</text:p>
          </table:table-cell>
          <table:table-cell office:value-type="string">
            <text:p>Class name</text:p>
          </table:table-cell>
        </table:table-row>
        <table:table-row table:style-name="ro1">
          <table:table-cell table:number-columns-repeated="3"/>
          <table:table-cell office:value-type="string">
            <text:p>\(</text:p>
          </table:table-cell>
          <table:table-cell office:value-type="string">
            <text:p>start_group</text:p>
          </table:table-cell>
          <table:table-cell table:number-columns-repeated="2"/>
          <table:table-cell office:value-type="string">
            <text:p>[-&lt;=&gt;~.]+</text:p>
          </table:table-cell>
          <table:table-cell office:value-type="string">
            <text:p>Edge name</text:p>
          </table:table-cell>
        </table:table-row>
        <table:table-row table:style-name="ro1">
          <table:table-cell table:number-columns-repeated="3"/>
          <table:table-cell office:value-type="string">
            <text:p>\[</text:p>
          </table:table-cell>
          <table:table-cell office:value-type="string">
            <text:p>start_node</text:p>
          </table:table-cell>
          <table:table-cell table:number-columns-repeated="2"/>
          <table:table-cell office:value-type="string">
            <text:p>[a-zA-Z_][a-zA-Z_0-9]*</text:p>
          </table:table-cell>
          <table:table-cell office:value-type="string">
            <text:p>Event name</text:p>
          </table:table-cell>
        </table:table-row>
        <table:table-row table:style-name="ro1">
          <table:table-cell table:number-columns-repeated="3"/>
          <table:table-cell table:formula="of:=[.H4]" office:value-type="string" office:string-value="[-&lt;=&gt;~.]+">
            <text:p>[-&lt;=&gt;~.]+</text:p>
          </table:table-cell>
          <table:table-cell office:value-type="string">
            <text:p>start_edge</text:p>
          </table:table-cell>
          <table:table-cell table:number-columns-repeated="2"/>
          <table:table-cell office:value-type="string">
            <text:p>[a-zA-Z_][a-zA-Z_0-9]*</text:p>
          </table:table-cell>
          <table:table-cell office:value-type="string">
            <text:p>Node name</text:p>
          </table:table-cell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global</text:p>
          </table:table-cell>
          <table:table-cell table:number-columns-repeated="2"/>
          <table:table-cell office:value-type="string">
            <text:p>[a-zA-Z_][a-zA-Z_0-9]*</text:p>
          </table:table-cell>
          <table:table-cell office:value-type="string">
            <text:p>State name</text:p>
          </table:table-cell>
        </table:table-row>
        <table:table-row table:style-name="ro1">
          <table:table-cell table:number-columns-repeated="7"/>
          <table:table-cell office:value-type="string">
            <text:p>[a-z][a-z0-9_]*</text:p>
          </table:table-cell>
          <table:table-cell office:value-type="string">
            <text:p>Subclass name</text:p>
          </table:table-cell>
        </table:table-row>
        <table:table-row table:style-name="ro1">
          <table:table-cell table:number-columns-repeated="2"/>
          <table:table-cell office:value-type="string">
            <text:p>class</text:p>
          </table:table-cell>
          <table:table-cell office:value-type="string">
            <text:p>,</text:p>
          </table:table-cell>
          <table:table-cell office:value-type="string">
            <text:p>daisy_chain_class</text:p>
          </table:table-cell>
          <table:table-cell/>
          <table:table-cell office:value-type="string">
            <text:p>validate_class_nam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\.</text:p>
          </table:table-cell>
          <table:table-cell office:value-type="string">
            <text:p>start_subclas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{</text:p>
          </table:table-cell>
          <table:table-cell office:value-type="string">
            <text:p>start_class_attribut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(</text:p>
          </table:table-cell>
          <table:table-cell office:value-type="string">
            <text:p>start_group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[</text:p>
          </table:table-cell>
          <table:table-cell office:value-type="string">
            <text:p>start_node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4]" office:value-type="string" office:string-value="[-&lt;=&gt;~.]+">
            <text:p>[-&lt;=&gt;~.]+</text:p>
          </table:table-cell>
          <table:table-cell office:value-type="string">
            <text:p>start_edg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clas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start_class_attribute</text:p>
          </table:table-cell>
          <table:table-cell office:value-type="string">
            <text:p>[\w :;]+</text:p>
          </table:table-cell>
          <table:table-cell office:value-type="string">
            <text:p>class_attribute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daisy_chain_class</text:p>
          </table:table-cell>
          <table:table-cell table:formula="of:=[.H3]" office:value-type="string" office:string-value="[a-z][a-z0-9_]*">
            <text:p>[a-z][a-z0-9_]*</text:p>
          </table:table-cell>
          <table:table-cell office:value-type="string">
            <text:p>clas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.</text:p>
          </table:table-cell>
          <table:table-cell office:value-type="string">
            <text:p>subclas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daisy_chain_clas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start_subclass</text:p>
          </table:table-cell>
          <table:table-cell table:formula="of:=[.H3]" office:value-type="string" office:string-value="[a-z][a-z0-9_]*">
            <text:p>[a-z][a-z0-9_]*</text:p>
          </table:table-cell>
          <table:table-cell office:value-type="string">
            <text:p>subclass</text:p>
          </table:table-cell>
          <table:table-cell/>
          <table:table-cell office:value-type="string">
            <text:p>save_class_name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subclass</text:p>
          </table:table-cell>
          <table:table-cell office:value-type="string">
            <text:p>,</text:p>
          </table:table-cell>
          <table:table-cell office:value-type="string">
            <text:p>daisy_chain_class</text:p>
          </table:table-cell>
          <table:table-cell/>
          <table:table-cell office:value-type="string">
            <text:p>validate_subclass_nam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{</text:p>
          </table:table-cell>
          <table:table-cell office:value-type="string">
            <text:p>start_class_attribut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(</text:p>
          </table:table-cell>
          <table:table-cell office:value-type="string">
            <text:p>start_group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[</text:p>
          </table:table-cell>
          <table:table-cell office:value-type="string">
            <text:p>node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4]" office:value-type="string" office:string-value="[-&lt;=&gt;~.]+">
            <text:p>[-&lt;=&gt;~.]+</text:p>
          </table:table-cell>
          <table:table-cell office:value-type="string">
            <text:p>start_edg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subclas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class_attribute</text:p>
          </table:table-cell>
          <table:table-cell office:value-type="string">
            <text:p>[\w :;]+</text:p>
          </table:table-cell>
          <table:table-cell office:value-type="string">
            <text:p>class_attribute</text:p>
          </table:table-cell>
          <table:table-cell office:value-type="string">
            <text:p>save_class_attribute</text:p>
          </table:table-cell>
          <table:table-cell office:value-type="string">
            <text:p>validate_class_attribut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}</text:p>
          </table:table-cell>
          <table:table-cell office:value-type="string">
            <text:p>post_class_attribute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post_class_attribute</text:p>
          </table:table-cell>
          <table:table-cell table:formula="of:=[.H3]" office:value-type="string" office:string-value="[a-z][a-z0-9_]*">
            <text:p>[a-z][a-z0-9_]*</text:p>
          </table:table-cell>
          <table:table-cell office:value-type="string">
            <text:p>class</text:p>
          </table:table-cell>
          <table:table-cell/>
          <table:table-cell office:value-type="string">
            <text:p>save_class_nam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\(</text:p>
          </table:table-cell>
          <table:table-cell office:value-type="string">
            <text:p>start_group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[</text:p>
          </table:table-cell>
          <table:table-cell office:value-type="string">
            <text:p>start_node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4]" office:value-type="string" office:string-value="[-&lt;=&gt;~.]+">
            <text:p>[-&lt;=&gt;~.]+</text:p>
          </table:table-cell>
          <table:table-cell office:value-type="string">
            <text:p>start_edg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post_class_attribute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start_group</text:p>
          </table:table-cell>
          <table:table-cell office:value-type="string">
            <text:p>[\w.]+:</text:p>
          </table:table-cell>
          <table:table-cell office:value-type="string">
            <text:p>group</text:p>
          </table:table-cell>
          <table:table-cell office:value-type="string">
            <text:p>push_group</text:p>
          </table:table-cell>
          <table:table-cell office:value-type="string">
            <text:p>save_group_name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H4]" office:value-type="string" office:string-value="[-&lt;=&gt;~.]+">
            <text:p>[-&lt;=&gt;~.]+</text:p>
          </table:table-cell>
          <table:table-cell office:value-type="string">
            <text:p>start_edg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)</text:p>
          </table:table-cell>
          <table:table-cell office:value-type="string">
            <text:p>post_group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start_group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group</text:p>
          </table:table-cell>
          <table:table-cell table:formula="of:=[.H3]" office:value-type="string" office:string-value="[a-z][a-z0-9_]*">
            <text:p>[a-z][a-z0-9_]*</text:p>
          </table:table-cell>
          <table:table-cell office:value-type="string">
            <text:p>class</text:p>
          </table:table-cell>
          <table:table-cell/>
          <table:table-cell office:value-type="string">
            <text:p>validate_group_nam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\[</text:p>
          </table:table-cell>
          <table:table-cell office:value-type="string">
            <text:p>start_node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4]" office:value-type="string" office:string-value="[-&lt;=&gt;~.]+">
            <text:p>[-&lt;=&gt;~.]+</text:p>
          </table:table-cell>
          <table:table-cell office:value-type="string">
            <text:p>start_edg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group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Yes</text:p>
          </table:table-cell>
          <table:table-cell office:value-type="string">
            <text:p>post_group</text:p>
          </table:table-cell>
          <table:table-cell office:value-type="string">
            <text:p>\[</text:p>
          </table:table-cell>
          <table:table-cell office:value-type="string">
            <text:p>start_node</text:p>
          </table:table-cell>
          <table:table-cell office:value-type="string">
            <text:p>pop_group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\(</text:p>
          </table:table-cell>
          <table:table-cell office:value-type="string">
            <text:p>start_group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4]" office:value-type="string" office:string-value="[-&lt;=&gt;~.]+">
            <text:p>[-&lt;=&gt;~.]+</text:p>
          </table:table-cell>
          <table:table-cell office:value-type="string">
            <text:p>start_edg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post_group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start_node</text:p>
          </table:table-cell>
          <table:table-cell office:value-type="string">
            <text:p>[a-zA-Z_][a-zA-Z_0-9 ]*</text:p>
          </table:table-cell>
          <table:table-cell office:value-type="string">
            <text:p>node</text:p>
          </table:table-cell>
          <table:table-cell/>
          <table:table-cell office:value-type="string">
            <text:p>save_node_nam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]</text:p>
          </table:table-cell>
          <table:table-cell office:value-type="string">
            <text:p>post_nod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start_node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node</text:p>
          </table:table-cell>
          <table:table-cell office:value-type="string">
            <text:p>]</text:p>
          </table:table-cell>
          <table:table-cell office:value-type="string">
            <text:p>post_nod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node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Yes</text:p>
          </table:table-cell>
          <table:table-cell office:value-type="string">
            <text:p>post_node</text:p>
          </table:table-cell>
          <table:table-cell office:value-type="string">
            <text:p>{</text:p>
          </table:table-cell>
          <table:table-cell office:value-type="string">
            <text:p>start_attribute</text:p>
          </table:table-cell>
          <table:table-cell office:value-type="string">
            <text:p>validate_node_nam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\(</text:p>
          </table:table-cell>
          <table:table-cell office:value-type="string">
            <text:p>start_group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)</text:p>
          </table:table-cell>
          <table:table-cell office:value-type="string">
            <text:p>post_group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[</text:p>
          </table:table-cell>
          <table:table-cell office:value-type="string">
            <text:p>start_node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4]" office:value-type="string" office:string-value="[-&lt;=&gt;~.]+">
            <text:p>[-&lt;=&gt;~.]+</text:p>
          </table:table-cell>
          <table:table-cell office:value-type="string">
            <text:p>start_edg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,</text:p>
          </table:table-cell>
          <table:table-cell office:value-type="string">
            <text:p>daisy_chain_nod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post_node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start_attribute</text:p>
          </table:table-cell>
          <table:table-cell office:value-type="string">
            <text:p>[\w :;]+</text:p>
          </table:table-cell>
          <table:table-cell office:value-type="string">
            <text:p>attribute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attribute</text:p>
          </table:table-cell>
          <table:table-cell office:value-type="string">
            <text:p>[\w :;]+</text:p>
          </table:table-cell>
          <table:table-cell office:value-type="string">
            <text:p>attribute</text:p>
          </table:table-cell>
          <table:table-cell office:value-type="string">
            <text:p>save_attribute</text:p>
          </table:table-cell>
          <table:table-cell office:value-type="string">
            <text:p>validate_attribut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}</text:p>
          </table:table-cell>
          <table:table-cell office:value-type="string">
            <text:p>post_attribute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>
            <text:p>Yes</text:p>
          </table:table-cell>
          <table:table-cell office:value-type="string">
            <text:p>post_attribute</text:p>
          </table:table-cell>
          <table:table-cell office:value-type="string">
            <text:p>\)</text:p>
          </table:table-cell>
          <table:table-cell office:value-type="string">
            <text:p>post_group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[</text:p>
          </table:table-cell>
          <table:table-cell office:value-type="string">
            <text:p>start_node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4]" office:value-type="string" office:string-value="[-&lt;=&gt;~.]+">
            <text:p>[-&lt;=&gt;~.]+</text:p>
          </table:table-cell>
          <table:table-cell office:value-type="string">
            <text:p>start_edg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,</text:p>
          </table:table-cell>
          <table:table-cell office:value-type="string">
            <text:p>post_attribut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post_attribute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Yes</text:p>
          </table:table-cell>
          <table:table-cell office:value-type="string">
            <text:p>start_edge</text:p>
          </table:table-cell>
          <table:table-cell office:value-type="string">
            <text:p>{</text:p>
          </table:table-cell>
          <table:table-cell office:value-type="string">
            <text:p>start_attribute</text:p>
          </table:table-cell>
          <table:table-cell office:value-type="string">
            <text:p>save_edge_name</text:p>
          </table:table-cell>
          <table:table-cell office:value-type="string">
            <text:p>validate_edge_nam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\(</text:p>
          </table:table-cell>
          <table:table-cell office:value-type="string">
            <text:p>start_group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)</text:p>
          </table:table-cell>
          <table:table-cell office:value-type="string">
            <text:p>post_group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[</text:p>
          </table:table-cell>
          <table:table-cell office:value-type="string">
            <text:p>start_nod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,</text:p>
          </table:table-cell>
          <table:table-cell office:value-type="string">
            <text:p>daisy_chain_edg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start_edge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Yes</text:p>
          </table:table-cell>
          <table:table-cell office:value-type="string">
            <text:p>daisy_chain_node</text:p>
          </table:table-cell>
          <table:table-cell office:value-type="string">
            <text:p>\[</text:p>
          </table:table-cell>
          <table:table-cell office:value-type="string">
            <text:p>start_nod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daisy_chain_node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Yes</text:p>
          </table:table-cell>
          <table:table-cell office:value-type="string">
            <text:p>daisy_chain_edge</text:p>
          </table:table-cell>
          <table:table-cell table:formula="of:=[.H4]" office:value-type="string" office:string-value="[-&lt;=&gt;~.]+">
            <text:p>[-&lt;=&gt;~.]+</text:p>
          </table:table-cell>
          <table:table-cell office:value-type="string">
            <text:p>start_edg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daisy_chain_edge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8">28/06/2011</text:date>, <text:time>14:33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n Savage</meta:initial-creator>
    <meta:creation-date>2011-05-20T18:22:59</meta:creation-date>
    <dc:date>2011-06-28T14:33:49</dc:date>
    <dc:creator>Ron Savage</dc:creator>
    <meta:editing-duration>PT105H12M08S</meta:editing-duration>
    <meta:editing-cycles>38</meta:editing-cycles>
    <meta:generator>OpenOffice.org/3.2$Unix OpenOffice.org_project/320m19$Build-9505</meta:generator>
    <meta:document-statistic meta:table-count="3" meta:cell-count="213" meta:object-count="0"/>
  </office:meta>
</office:document-meta>
</file>